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TIONS-</text:p>
      <text:p text:style-name="P1"/>
      <text:p text:style-name="P3">The world of Monsters VS Monster Girls is set in the real world after the twin shocks of the Great Transformation and the following collapse of society and states. Monsters outnumber the monster girls significantly, but those monster girls that do exist have tried banding together to rebuild society. Unfortunately, monster girls are not much better than humans, and there exist disagreements between them which have the potential to lead to all-out war...will you take a side and help re-unite the planet in diversity, or will you stay focused on your goals to destroy Great Babylon and its allies without regard to what the post-Great Babylon world order will look like?</text:p>
      <text:p text:style-name="P3"/>
      <text:p text:style-name="P3">In singleplayer, Monsters VS Monster Girls has an open-ended, sandbox element in that your player party has the choice to freely associate or disassociate with any number of factions in the world. After the tutorial, the player has the choice of doing side-quests and side-missions aside from advancing the main plot. Sometimes, there will be specific questlines associated with particular factions of monster girls, and doing them will improve your standing to them, granting you bonuses and possibly even assistance in other quests in the singleplayer. However, unfortunately, many of these factions tend to have disputes with other factions and even become bitter rivals, so helping one faction often leads to the expense of another faction, thereby ruining your standing with the disaffected faction. You manage relations between your player party and each of the factions by supporting them in battles and performing quests for them.</text:p>
      <text:p text:style-name="P3"/>
      <text:p text:style-name="P3">At the beginning of every playthrough, a number of factions are either randomly selected or selected by the player (after completion of the first playthrough) to appear in the game, with six factions being present on the world map. The world map is divided into sections in a fashion similar to the board game Risk, and each faction has holdouts throughout the world, with a concentration of territory around their capital (usually a fixed location). At the beginning, the factions are small and much of the world is trying to survive the onslaught of the Empire of Great Babylon, which holds most of the world's territory besides the Empire of the Great Khagan. Initially, there are not many opportunities to liberate territories from Babylonian control until one advances in the main plot, but for every time the main plot is advanced, zones of Babylonian control will be "weakened" and vulnerable to attack from the monster girl factions. Each faction initially starts off neutral with each other and will generally not go to war—yet. However, once the Empire of Great Babylon and the Empire of the Great Khagan have been considerably weakened in some regions, monster girl factions with competing interests in the liberated area may take up arms against the other monster girl faction(s) in the area.</text:p>
      <text:p text:style-name="P3"/>
      <text:p text:style-name="P3">A monster girl faction may decide to commit forces to attack or defend a zone. All existing conflicts that the player party may intervene in will be present on the world map alongside sidemissions and the main plot, although even outside of the player contributing in some way to these disputes, they will continue to occur and in most cases have no e<text:tab/>ffect on gameplay as long as the player party remains neutral. If a faction has a high opinion of the player party, they may voluntarily decide to commit troops to assist the player party even in the main campaign missions, especially if doing so would advance their own territorial interests.</text:p>
      <text:p text:style-name="P3"/>
      <text:p text:style-name="P3">When a faction is sufficiently weakened, its capital holdings will be vulnerable, and the faction leader will valiantly defend the capital until they are defeated. When a faction leader is defeated, depending on the faction that the player is helping, the player may or may not be given the choice of what to do with the faction leader. The faction leader may <text:soft-page-break/>be executed, imprisoned, exiled, or "puppeted", in which they are forced to submit to the conquering faction. Regardless of which option is chosen, the faction's lands are seized by the conquerors.</text:p>
      <text:p text:style-name="P3"/>
      <text:p text:style-name="P3">It should be noted that the faction leaders will be playable, but only <text:span text:style-name="T1">in multiplayer mode. They are unlocked by completing the relevant faction's world conquest. The playable versions of the faction leaders will have a special moveset designed to make them useable or even useful in multiplayer mode. As with most unlockable features in the game, a hidden option can be toggled to allow the player to use these characters regardless of whether they've actually unlocked them or not.</text:span></text:p>
      <text:p text:style-name="P4"/>
      <text:p text:style-name="P4">A world conquest isn't the only way to resolve the monster girl wars, although it is the easiest way. Peaceful unification or even co-existence of the factions is possible, but very hard to accomplish, and will require completing optional bonus quest chains to fix the problems that exist between the monster girl factions. This path is called the "Globalisation Path", and there will be a special ending for those players that manage to complete this path, as well as a relevant achievement.</text:p>
      <text:p text:style-name="P3"/>
      <text:p text:style-name="P2">~ List of Possible Factions at game start</text:p>
      <text:p text:style-name="P2"/>
      <text:p text:style-name="P3">=Order of the Opal=</text:p>
      <text:p text:style-name="P3">Color: White</text:p>
      <text:p text:style-name="P3">Leader: Lady Bendis (were-lion girl)</text:p>
      <text:p text:style-name="P3">Possible Capitals: Jerusalem, Rome, Lumbini, Mecca</text:p>
      <text:p text:style-name="P3">Ethnic Majorities: lycanthrope girls, sphinx girls</text:p>
      <text:p text:style-name="P3">Seeing all of the strife occurring between monster girls and the continued struggles they have against the monsters, Lady Bendis had found like-minded individuals that were apalled by this state of affairs, and wanted to do something about it. She founded the Order of the Opal that all monster girls are voluntarily welcome to join. The knightly order's mission statement is to care for the troubled, the sick, and the needy, and areas that it has come to govern are characterized by a state of anarchy with a lack of government, although the knights of the order have served as both law enforcement and the order's military when necessary. The order relies on voluntary donations as opposed to taxes in order to fund its operations, and it can only come to conquer other lands if there is a common will amongst the 'citizens' of this faction.</text:p>
      <text:p text:style-name="P3"/>
      <text:p text:style-name="P3">=The Onyx Legion=</text:p>
      <text:p text:style-name="P3">Color: Black</text:p>
      <text:p text:style-name="P3">Leader: Lady Katipo (spider girl)</text:p>
      <text:p text:style-name="P3">Possible Capitals: Tenochtitlan (Mexico City), Beijing, </text:p>
      <text:p text:style-name="P3">Ethnic Majorities: spider girls, orc girls, kobold girls, cyclops girls</text:p>
      <text:p text:style-name="P3">After a series of wars occurring in the Underworld, the monsters have decisively lost control of much of the Underworld to the monster girls. The Onyx Legion, the most powerful monster girl militia force in the underground, had gone through a series of civil wars in order to determine who should lead the Onyx Legion. The forces of Lady Katipo and her allies managed to come out on top, and instated martial law and complete obedience to her regime in order to keep control. She rules her realm with an iron fist, and she has great ambitions to conquer the surface world, believing this to be the only way the monster girls can be united in a post-apocalyptic world. She has moved the capital of her operations here to the surface world, leaving behind much of her power base after successful expeditionary forces managed to make the journey and conquer large swaths of the surface world from retreating monster forces.</text:p>
      <text:p text:style-name="P3"><text:soft-page-break/></text:p>
      <text:p text:style-name="P3">=The Democratic Republic of Topaz=</text:p>
      <text:p text:style-name="P3">Color: Orange</text:p>
      <text:p text:style-name="P3">Governor: Xylem Phloe (plant girl, pronounced 'Xylem Flow')</text:p>
      <text:p text:style-name="P3">Possible Capitals: Potomac (Washington D.C.), Moscow, Nanjing, <text:span text:style-name="T2">Paris</text:span></text:p>
      <text:p text:style-name="P3">Ethnic Majorities: plant girls, goblinoid girls, centaur girls</text:p>
      <text:p text:style-name="P3">Upon gaining independence from indentured servitude under the Empire of Great Babylon, the leader of the independence movement, Xylem Phloe, was elected the governor of the newly-formed Democratic Republic of Topaz and quickly drafted a constitution emphasizing rule by, and for the people. However, the Democratic Republic of Topaz is suffering from severe corruption at all levels that Miss Phloe is trying to root out, hurting the legitimacy of her government, and despite term limits people seem keen only to re-elect her to get that job done, due to her strength as a civil and military leader during the independence movement.</text:p>
      <text:p text:style-name="P3"/>
      <text:p text:style-name="P3">=The Aquamarine Confederation=</text:p>
      <text:p text:style-name="P3">Color: Cyan</text:p>
      <text:p text:style-name="P3">President: Ulelee (mermaid girl)</text:p>
      <text:p text:style-name="P3">Possible Capitals: Lygos (Istanbul/Constantinople), Guangzhou, Cusco, Berlin</text:p>
      <text:p text:style-name="P3">Ethnic Majorities: mermaid girls, lizardgirls</text:p>
      <text:p text:style-name="P3">Several disparate, but influential, city-states have come together to form the Aquamarine Confederation in the face of the common threat of the Empire of Great Babylon, contributing their forces for the defense of the city-states, but aside from maintaining a common defense force there is not much else the city-states share in common.</text:p>
      <text:p text:style-name="P3"/>
      <text:p text:style-name="P3">However, upon election, the current president Ulelee has went back on her promises to grant more autonomy to the city-states and instead consolidated her power in order to maintain control, giving the city-states the "illusion" that they are autonomous. She has used this to form a unified army in order to embark on conquests and expand her realm under the claimed pretense of "Strength in Unity".</text:p>
      <text:p text:style-name="P3"/>
      <text:p text:style-name="P3">=The Amethyst Dynasty=</text:p>
      <text:p text:style-name="P3">Color: Purple</text:p>
      <text:p text:style-name="P3">Queen: Violet I (bee girl)</text:p>
      <text:p text:style-name="P3">Possible Capitals: Alexandria, London, Tokyo</text:p>
      <text:p text:style-name="P3">Ethnic Majorities: bee girls, gnoll girls</text:p>
      <text:p text:style-name="P3">After intense pressure was brought to bear against the lands held by the Amethyst Dynasty from the Empire of Great Babylon, Queen Violet I has decided that the survival of her realm is dependent upon her ability to consolidate power amongst monster girls and unite them against their enemies. She could no longer tolerate the presence of monster girl factions refusing to help her in her time of need when she was there for their times of need, so she has invaded and conquered those monster girl factions and forcefully conscripted their troops in order to insure the survival of her regime. However, this has caused her to be unpopular with former members of the other factions and has created ethnic strife in her kingdom, as non-bee girls tend to be less inclined to recognize a dynastic ruler as their legitimate ruler. Improving ethnic relations has been a central policy platform of her kingdom, but serious internal problems persist, so Violet I uses military expansion as propaganda to distract the public from these issues.</text:p>
      <text:p text:style-name="P3"/>
      <text:p text:style-name="P3">=The Most Serene Republic of Jasper=</text:p>
      <text:p text:style-name="P3">Color: Brown</text:p>
      <text:p text:style-name="P3">Serene Dogaressa: Lady Iman (lamia girl)</text:p>
      <text:p text:style-name="P3"><text:soft-page-break/>Possible Capitals: Tyre, Venice, Mumbai</text:p>
      <text:p text:style-name="P3">Ethnic Majorities: lamia girls, harpy girls, ant girls</text:p>
      <text:p text:style-name="P3">Several disaffected merchant families in the former Queendom of Jasper had staged a successful coup against the former queen in order to wrest control of the government for their own corporate interests. The newly-formed Serene Republic of Jasper is a very efficiently run oligarchy now that functions to increase its own wealth by establishing a monopoly on trade in the regions where it operates. Why stop there when you can monopolize trade with the whole world, however? The current serene dogaressa, Lady Iman, has been elected in order to try to bring this desired state of affairs into fruition, due to her silver tongue and her military skill. She will stop at nothing to spread this monopoly to the world through force if necessary, and everybody, monsters and monster girls, rich and poor, are her targ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3H34M36S</meta:editing-duration>
    <meta:editing-cycles>18</meta:editing-cycles>
    <meta:generator>OpenOffice/4.1.2$Win32 OpenOffice.org_project/412m3$Build-9782</meta:generator>
    <dc:date>2016-06-29T23:16:39.91</dc:date>
    <dc:creator>Joshua Frisby</dc:creator>
    <meta:document-statistic meta:table-count="0" meta:image-count="0" meta:object-count="0" meta:page-count="4" meta:paragraph-count="46" meta:word-count="1836" meta:character-count="11235"/>
    <meta:user-defined meta:name="Info 1"/>
    <meta:user-defined meta:name="Info 2"/>
    <meta:user-defined meta:name="Info 3"/>
    <meta:user-defined meta:name="Info 4"/>
  </office:meta>
</office:document-meta>
</file>